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F70000004613F188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4.68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4.43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4.686cm" svg:x="1.4cm" svg:y="4.914cm" presentation:class="subtitle">
          <draw:text-box>
            <text:p>Apresentação do Projeto</text:p>
            <text:p/>
            <text:p>ONG ONLINE</text:p>
            <text:p/>
            <text:p>Winponta Soft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cnologi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Linguagem de Programação: </text:p>
                <text:list>
                  <text:list-item>
                    <text:p>Servidor: PHP</text:p>
                  </text:list-item>
                  <text:list-item>
                    <text:p>Cliente: Javascript, HTML, CSS</text:p>
                  </text:list-item>
                </text:list>
              </text:list-item>
              <text:list-item>
                <text:p>Estatísticas do Projeto: </text:p>
                <text:list>
                  <text:list-item>
                    <text:p>~ 16.600 LOC em PHP (server-business logic)</text:p>
                  </text:list-item>
                  <text:list-item>
                    <text:p>~ 747 LOC em Javascript (interface)</text:p>
                  </text:list-item>
                  <text:list-item>
                    <text:p>~ 415 h/m de esforç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cnologi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Frameworks: </text:p>
                <text:list>
                  <text:list-item>
                    <text:p>Zend Framework (servidor)</text:p>
                  </text:list-item>
                  <text:list-item>
                    <text:p>jQuery (cliente)</text:p>
                  </text:list-item>
                  <text:list-item>
                    <text:p>Twitter Bootstrap (cliente)</text:p>
                  </text:list-item>
                </text:list>
              </text:list-item>
              <text:list-item>
                <text:p>Banco de Dados: PostgreSQL</text:p>
              </text:list-item>
              <text:list-item>
                <text:p>Aplicação de padrões de projeto O.O., formatos de dados abertos (XML, Js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cnologi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Padrões de projeto O.O.</text:p>
                <text:list>
                  <text:list-item>
                    <text:p>MVC</text:p>
                  </text:list-item>
                  <text:list-item>
                    <text:p>Registry</text:p>
                  </text:list-item>
                  <text:list-item>
                    <text:p>Domain Layer</text:p>
                  </text:list-item>
                  <text:list-item>
                    <text:p>ADO</text:p>
                  </text:list-item>
                  <text:list-item>
                    <text:p>FrontController</text:p>
                  </text:list-item>
                </text:list>
              </text:list-item>
              <text:list-item>
                <text:p>Padrões de Arquitetura de Software</text:p>
                <text:list>
                  <text:list-item>
                    <text:p>Multi-camadas</text:p>
                  </text:list-item>
                  <text:list-item>
                    <text:p>Multi-tenant</text:p>
                  </text:list-item>
                </text:list>
              </text:list-item>
              <text:list-item>
                <text:p>Formatos de dados abertos</text:p>
                <text:list>
                  <text:list-item>
                    <text:p>XML,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cnologi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Possibilidades devido à arquitetura multi-camadas</text:p>
                <text:list>
                  <text:list-item>
                    <text:p>Implementação de Service Layer</text:p>
                    <text:list>
                      <text:list-item>
                        <text:p>Implementação de API REST</text:p>
                      </text:list-item>
                      <text:list-item>
                        <text:p>Implementação de API WebServi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trutur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Interface Multilíngua</text:p>
                <text:list>
                  <text:list-item>
                    <text:p>preparado para várias línguas</text:p>
                  </text:list-item>
                  <text:list-item>
                    <text:p>atualmente: </text:p>
                    <text:list>
                      <text:list-item>
                        <text:p>Português Brasileiro e Inglês</text:p>
                      </text:list-item>
                      <text:list-item>
                        <text:p>Fixado em pt_BR</text:p>
                      </text:list-item>
                    </text:list>
                  </text:list-item>
                  <text:list-item>
                    <text:p>possibilidades:</text:p>
                    <text:list>
                      <text:list-item>
                        <text:p>Usuário definirá a língua da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trutur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Guia do usuário integrado</text:p>
                <text:list>
                  <text:list-item>
                    <text:p>rotinas para criação e edição do guia diretamente nas páginas de ajuda</text:p>
                  </text:list-item>
                  <text:list-item>
                    <text:p>sensitivo à funcionalidade</text:p>
                  </text:list-item>
                  <text:list-item>
                    <text:p>atualmente: </text:p>
                    <text:list>
                      <text:list-item>
                        <text:p>Somente em Português Brasileiro</text:p>
                      </text:list-item>
                    </text:list>
                  </text:list-item>
                  <text:list-item>
                    <text:p>possibilidades:</text:p>
                    <text:list>
                      <text:list-item>
                        <text:p>Multilíngua</text:p>
                      </text:list-item>
                      <text:list-item>
                        <text:p>Sumário e índice remissivo</text:p>
                      </text:list-item>
                      <text:list-item>
                        <text:p>Download em PD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trutur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Controle de acesso</text:p>
                <text:list>
                  <text:list-item>
                    <text:p>permissões de acesso por grupo de usuário</text:p>
                  </text:list-item>
                  <text:list-item>
                    <text:p>Atualmente:</text:p>
                    <text:list>
                      <text:list-item>
                        <text:p>Inserção manual no banco de dados</text:p>
                      </text:list-item>
                      <text:list-item>
                        <text:p>Interface para cadastramento de grupos, associação de usuários aos grupos e definição de acesso</text:p>
                      </text:list-item>
                    </text:list>
                  </text:list-item>
                  <text:list-item>
                    <text:p>Possibilidades:</text:p>
                    <text:list>
                      <text:list-item>
                        <text:p>Controle por nível de objeto ou camp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trutur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Modular</text:p>
                <text:list>
                  <text:list-item>
                    <text:p>Módulos construídos por contexto</text:p>
                  </text:list-item>
                  <text:list-item>
                    <text:p>Atualmente:</text:p>
                    <text:list>
                      <text:list-item>
                        <text:p>Integrados à ACL, Menu Global, Infraestrutura de Grupos de Funcionalidades</text:p>
                      </text:list-item>
                    </text:list>
                  </text:list-item>
                  <text:list-item>
                    <text:p>Possibilidades</text:p>
                    <text:list>
                      <text:list-item>
                        <text:p>Configuração de módulo por conta de aplicação, usuá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trutur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Infraestrutura global de aplicativo</text:p>
                <text:list>
                  <text:list-item>
                    <text:p>Menu</text:p>
                    <text:list>
                      <text:list-item>
                        <text:p>Controle de entrada no menu principal por módulo</text:p>
                      </text:list-item>
                    </text:list>
                  </text:list-item>
                  <text:list-item>
                    <text:p>Mensagens</text:p>
                    <text:list>
                      <text:list-item>
                        <text:p>Interceptação e padronização da visualização das mensagen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trutur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Infraestrutura global de aplicativo</text:p>
                <text:list>
                  <text:list-item>
                    <text:p>Carregamento de informações por ação e não global</text:p>
                    <text:list>
                      <text:list-item>
                        <text:p>Benefícios: volume de informação trafegado por chamada reduzido em até 70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ódulos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Core - Núcleo</text:p>
                <text:list>
                  <text:list-item>
                    <text:p>Atualmente:</text:p>
                    <text:list>
                      <text:list-item>
                        <text:p>Guia do usuário</text:p>
                      </text:list-item>
                      <text:list-item>
                        <text:p>Gestão de Erros (Log)</text:p>
                      </text:list-item>
                    </text:list>
                  </text:list-item>
                  <text:list-item>
                    <text:p>Em Construção:</text:p>
                    <text:list>
                      <text:list-item>
                        <text:p>Gestão de Trilha de Auditoria</text:p>
                      </text:list-item>
                      <text:list-item>
                        <text:p>Gestão de Configuraçõ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ódulos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Gestão de arquivos de Mídia</text:p>
                <text:list>
                  <text:list-item>
                    <text:p>Atualmente:</text:p>
                    <text:list>
                      <text:list-item>
                        <text:p>Gestão de imagens: upload, múltiplos tamanhos, hash único para mesma imagem</text:p>
                      </text:list-item>
                    </text:list>
                  </text:list-item>
                  <text:list-item>
                    <text:p>Possibilidades:</text:p>
                    <text:list>
                      <text:list-item>
                        <text:p>Gestão de de arquivos de vídeo</text:p>
                      </text:list-item>
                      <text:list-item>
                        <text:p>Gestão de arquivos de áudio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ódulos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Gestão de Contas da Aplicação</text:p>
                <text:list>
                  <text:list-item>
                    <text:p>Atualmente:</text:p>
                    <text:list>
                      <text:list-item>
                        <text:p>Cadastro Manual</text:p>
                      </text:list-item>
                      <text:list-item>
                        <text:p>Edição dos Dados da Conta</text:p>
                      </text:list-item>
                    </text:list>
                  </text:list-item>
                  <text:list-item>
                    <text:p>Possibilidades:</text:p>
                    <text:list>
                      <text:list-item>
                        <text:p>Imagem de Log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ódulos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Gestão de Unidades de Negócio</text:p>
                <text:list>
                  <text:list-item>
                    <text:p>Cadastro, edição e exclusão</text:p>
                  </text:list-item>
                </text:list>
              </text:list-item>
              <text:list-item>
                <text:p>Dashboard</text:p>
                <text:list>
                  <text:list-item>
                    <text:p>Em construção:</text:p>
                    <text:list>
                      <text:list-item>
                        <text:p>Centralização de dados rápidos para o usuário</text:p>
                      </text:list-item>
                      <text:list-item>
                        <text:p>Gráfic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ódulos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Gestão de Localização</text:p>
                <text:list>
                  <text:list-item>
                    <text:p>Cadastro de Países, Estados, Cidades e Regiões da Cidade (hierarquicamente)</text:p>
                  </text:list-item>
                  <text:list-item>
                    <text:p>Possibilidades: Logradouros</text:p>
                  </text:list-item>
                </text:list>
              </text:list-item>
              <text:list-item>
                <text:p>Gestão de Pessoas:</text:p>
                <text:list>
                  <text:list-item>
                    <text:p>Cadastros pessoais</text:p>
                  </text:list-item>
                  <text:list-item>
                    <text:p>Documentos</text:p>
                  </text:list-item>
                  <text:list-item>
                    <text:p>Infraestrutura para módulos dependentes: funcionário, assistido, voluntário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ódulos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Gestão de Recursos Humanos</text:p>
                <text:list>
                  <text:list-item>
                    <text:p>Cadastro de Funcionários, Voluntários</text:p>
                  </text:list-item>
                  <text:list-item>
                    <text:p>OBS: não abrange gestão de folha de pagamento ou controle de frequência</text:p>
                  </text:list-item>
                </text:list>
              </text:list-item>
              <text:list-item>
                <text:p>Gestão de Usuários:</text:p>
                <text:list>
                  <text:list-item>
                    <text:p>Grupos e AC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ódulos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Gestão de Projetos</text:p>
                <text:list>
                  <text:list-item>
                    <text:p>Cadastro de Tipos de Atividades (multi-nível)</text:p>
                  </text:list-item>
                  <text:list-item>
                    <text:p>Cadastro de Projetos</text:p>
                  </text:list-item>
                  <text:list-item>
                    <text:p>Em construção:</text:p>
                    <text:list>
                      <text:list-item>
                        <text:p>Associação a uma unidade de negócio</text:p>
                      </text:list-item>
                      <text:list-item>
                        <text:p>Impressão com templates</text:p>
                      </text:list-item>
                    </text:list>
                  </text:list-item>
                  <text:list-item>
                    <text:p>Possibilidades</text:p>
                    <text:list>
                      <text:list-item>
                        <text:p>Gestão das tarefas</text:p>
                      </text:list-item>
                      <text:list-item>
                        <text:p>Gráfico de Gantt</text:p>
                      </text:list-item>
                      <text:list-item>
                        <text:p>Gestão de recurs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ÓGICA</text:p>
          </draw:text-box>
        </draw:frame>
        <draw:frame presentation:style-name="pr5" draw:layer="layout" svg:width="24.639cm" svg:height="14.686cm" svg:x="1.4cm" svg:y="4.914cm" presentation:class="outline">
          <draw:text-box>
            <text:list text:style-name="L2">
              <text:list-item>
                <text:p>Dados centrados em Pessoa</text:p>
              </text:list-item>
            </text:list>
          </draw:text-box>
        </draw:frame>
        <draw:custom-shape draw:style-name="gr2" draw:text-style-name="P1" draw:layer="layout" svg:width="5.4cm" svg:height="5.8cm" svg:x="11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4c1900" style:text-outline="false" style:text-line-through-style="none" fo:font-family="Syncopate" style:font-style-name="Regular" style:font-pitch="variable" fo:font-size="4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width="0.1cm" svg:stroke-color="#c0c0c0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79cm" svg:x="1.4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79cm" svg:x="9.576cm" svg:y="19.8cm" presentation:class="footer">
        <draw:text-box>
          <text:p text:style-name="MP3"><text:span text:style-name="MT1">Winponta Software</text:span></text:p>
        </draw:text-box>
      </draw:frame>
      <draw:frame presentation:style-name="Mpr1" draw:text-style-name="MP2" draw:layer="backgroundobjects" svg:width="6.523cm" svg:height="0.779cm" svg:x="20.076cm" svg:y="19.8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8.893cm" svg:height="2.52cm" svg:x="1.507cm" svg:y="1.28cm">
        <draw:image xlink:href="Pictures/10000201000000F70000004613F18895.png" xlink:type="simple" xlink:show="embed" xlink:actuate="onLoad">
          <text:p/>
        </draw:image>
      </draw:frame>
      <draw:line presentation:style-name="Mpr2" draw:text-style-name="MP4" draw:layer="backgroundobjects" svg:x1="1.507cm" svg:y1="4.3cm" svg:x2="26.599cm" svg:y2="4.3cm">
        <text:p/>
      </draw:lin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emir Jr</meta:initial-creator>
    <meta:creation-date>2012-11-12T12:10:59</meta:creation-date>
    <dc:date>2012-12-21T19:27:24</dc:date>
    <dc:creator>Ademir Jr</dc:creator>
    <meta:editing-duration>PT1H39M56S</meta:editing-duration>
    <meta:editing-cycles>31</meta:editing-cycles>
    <meta:generator>LibreOffice/3.5$Linux_X86_64 LibreOffice_project/350m1$Build-2</meta:generator>
    <meta:document-statistic meta:object-count="100"/>
  </office:meta>
</office:document-meta>
</file>